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.275cm" fo:margin-bottom="0.275cm" style:contextual-spacing="false"/>
      <style:text-properties fo:font-size="14pt" fo:font-weight="bold" officeooo:rsid="000f4359" officeooo:paragraph-rsid="000ff9ce" style:font-size-asian="12.25pt" style:font-weight-asian="bold" style:font-size-complex="14pt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margin-top="0.275cm" fo:margin-bottom="0.275cm" style:contextual-spacing="false"/>
      <style:text-properties fo:font-size="14pt" fo:font-weight="bold" officeooo:rsid="0011d0ca" officeooo:paragraph-rsid="0011d0ca" style:font-size-asian="10.5pt" style:font-weight-asian="bold" style:font-size-complex="12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margin-top="0.275cm" fo:margin-bottom="0.275cm" style:contextual-spacing="false"/>
      <style:text-properties fo:font-size="14pt" fo:font-weight="bold" officeooo:rsid="0017986e" officeooo:paragraph-rsid="0017986e" style:font-size-asian="10.5pt" style:font-weight-asian="bold" style:font-size-complex="12pt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margin-top="0.275cm" fo:margin-bottom="0.275cm" style:contextual-spacing="false"/>
      <style:text-properties fo:font-size="14pt" fo:font-weight="bold" officeooo:rsid="001be9fd" officeooo:paragraph-rsid="001be9f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1d0ca" officeooo:paragraph-rsid="0011d0c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2dae0" officeooo:paragraph-rsid="0014d4a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4d4a3" officeooo:paragraph-rsid="0014d4a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68ef0" officeooo:paragraph-rsid="00168ef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185d34" officeooo:paragraph-rsid="00185d3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1be9fd" officeooo:paragraph-rsid="001be9f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d49d3" officeooo:paragraph-rsid="001d49d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officeooo:rsid="000ff9ce" officeooo:paragraph-rsid="000ff9ce" style:font-size-asian="12.25pt" style:font-weight-asian="bold" style:font-size-complex="14pt" style:font-weight-complex="bold"/>
    </style:style>
    <style:style style:name="T1" style:family="text">
      <style:text-properties officeooo:rsid="000ff9ce"/>
    </style:style>
    <style:style style:name="T2" style:family="text">
      <style:text-properties officeooo:rsid="0011d0ca"/>
    </style:style>
    <style:style style:name="T3" style:family="text">
      <style:text-properties officeooo:rsid="0012ff1e"/>
    </style:style>
    <style:style style:name="T4" style:family="text">
      <style:text-properties officeooo:rsid="0014d4a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68ef0" style:font-style-asian="italic" style:font-style-complex="italic"/>
    </style:style>
    <style:style style:name="T7" style:family="text">
      <style:text-properties fo:font-style="italic" officeooo:rsid="001a0bf7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68ef0" style:font-style-asian="normal" style:font-style-complex="normal"/>
    </style:style>
    <style:style style:name="T10" style:family="text">
      <style:text-properties fo:font-style="normal" officeooo:rsid="00185d34" style:font-style-asian="normal" style:font-style-complex="normal"/>
    </style:style>
    <style:style style:name="T11" style:family="text">
      <style:text-properties fo:font-style="normal" officeooo:rsid="001a0bf7" style:font-style-asian="normal" style:font-style-complex="normal"/>
    </style:style>
    <style:style style:name="T12" style:family="text">
      <style:text-properties fo:font-style="normal" officeooo:rsid="001be9fd" style:font-style-asian="normal" style:font-style-complex="normal"/>
    </style:style>
    <style:style style:name="T13" style:family="text">
      <style:text-properties fo:font-style="normal" officeooo:rsid="001ca852" style:font-style-asian="normal" style:font-style-complex="normal"/>
    </style:style>
    <style:style style:name="T14" style:family="text">
      <style:text-properties fo:font-style="normal" officeooo:rsid="001eb47c" style:font-style-asian="normal" style:font-style-complex="normal"/>
    </style:style>
    <style:style style:name="T15" style:family="text">
      <style:text-properties officeooo:rsid="00168ef0"/>
    </style:style>
    <style:style style:name="T16" style:family="text">
      <style:text-properties officeooo:rsid="001eb4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Sokoban</text:p>
      <text:p text:style-name="P1">A <text:span text:style-name="T1">játék</text:span> <text:span text:style-name="T2">szabályai</text:span></text:p>
      <text:p text:style-name="P5">A játéktér egy fallal körülhatárolt tér, melyben ládák, ládáknak kijelölt helyek és egy játékos van. Egyszerre egy mezőn csak egyféle dolog lehet <text:span text:style-name="T16">(pl.: nem lehet egyszerre egy fal és játékos egy mezőn)</text:span>. A játékos egyszerre csak egy ládát képes eltolni, de húzni nem tud egyet sem. A játék célja, hogy minden ládát a ládának kijelölt helyre juttasson. Amennyiben ez megtörtént, a szintet sikeresnek lehet tekinteni. Fennállhat olyan játékállapot is, amelyből már nem lehet megoldani a feladatot, ilyenkor újra kell kezdeni a szintet, de ezen kívül a játékban<text:span text:style-name="T16"> nem lehet veszteni.</text:span></text:p>
      <text:p text:style-name="P2">A játék vezérlése</text:p>
      <text:p text:style-name="P6">A program megnyitásakor <text:span text:style-name="T3">a felhasználónak lehetősége van megnyitni egy korábban elmentett vagy internetről letöltött szintet </text:span><text:span text:style-name="T4">vagy belépni a szintszerkesztőbe, ahol saját szinteket tud létrehozni vagy internetről letöltötteket szerkeszteni</text:span><text:span text:style-name="T3">.</text:span></text:p>
      <text:p text:style-name="P6"><text:span text:style-name="T3">Ezeket XSB formátumban menti és nyitja meg a program. Egy fájlban egyszerre több szint is lehet, itt lehetősége van a felhasználónak a szintek között lépkedni, mentéskor ugyanúgy egy fájlba lesz elmentve az összes szint.</text:span></text:p>
      <text:p text:style-name="P7">Játék és szintszerkesztés közben a felhasználónak lehetősége van menteni a munkáját a bal felső sarokban található mentés gombbal <text:span text:style-name="T15">vagy a </text:span><text:span text:style-name="T6">ctrl+s</text:span><text:span text:style-name="T9"> gombkombinációval</text:span>. Ez a gomb mellett található a kezdőképernyő gomb, ami visszaállítja a programot a kiinduló állapotba. Természetesen kilépés előtt figyelmezteti a felhasználót, ha nincs elmentve a munkája, az esetleges adatvesztés elkerülése érdekében.</text:p>
      <text:p text:style-name="P3">A játék menete</text:p>
      <text:p text:style-name="P7">Játék közben a felhasználó a billentyűzeten található <text:span text:style-name="T5">wasd</text:span><text:span text:style-name="T8"> és nyílgombokkal, valamint a játéktér melletti nyilakkal tudja mozgatni a játékost a pályán. A játéktár alatt található egy következő és egy előző pálya gomb, ezekkel egyértelműen a következő ill. előző pályára lehet lépni. </text:span><text:span text:style-name="T9">Billentyűzeten</text:span><text:span text:style-name="T8"> a </text:span><text:span text:style-name="T5">page up</text:span><text:span text:style-name="T8"> és </text:span><text:span text:style-name="T5">page down</text:span><text:span text:style-name="T8"> gombokkal lehet ezt megtenni. </text:span><text:span text:style-name="T12">A szint neve a felső sorban, a játéktér felett van megjelenítve.</text:span><text:span text:style-name="T8"> </text:span><text:span text:style-name="T10">Ha a felhasználó újra szeretné kezdeni a szintet, akkor kezdőképernyő gomb melletti újrakezdés gombbal ezt megteheti.</text:span></text:p>
      <text:p text:style-name="P8"><text:span text:style-name="T8">Amennyiben minden láda a helyére kerül, a program jelzi a felhasználónak, hogy sikeresen teljesítette a szintet, és felajánlja a kezdőképernyőre lépés és következő szintre lépés lehetőségét, ha van még következő szint.</text:span></text:p>
      <text:p text:style-name="P3"><text:span text:style-name="T8">A szintszerkesztő működése</text:span></text:p>
      <text:p text:style-name="P9"><text:span text:style-name="T8">A szintszerkesztő működése hasonló a játékhoz. Ugyanúgy lehet lépkedni a szintek között, menteni és kilépni is. </text:span><text:span text:style-name="T11">A játéktér egy mezőjére kattintva azt lehet váltani a 7 megengedett állapot között (állapotokról lesz később szó). Itt lehet több játékost is lerakni a pályára, de ezeket a pályákat nem lehet majd megnyitni játszásra. A szintek között lépkedés gombok melletti </text:span><text:span text:style-name="T7">+ </text:span><text:span text:style-name="T11">gombokkal lehet a jelenlegi szinttől balra, illetve jobbra új szintet hozzáadni. </text:span><text:span text:style-name="T12">Ilyenkor meg kell adni a pálya méretét, amit később nem lehet már módosítani.</text:span><text:span text:style-name="T11"> Az újrakezdés gomb </text:span><text:span text:style-name="T12">helyén szint törlése gomb van. A szint nevére kattintva azt át lehet nevezni.</text:span></text:p>
      <text:p text:style-name="P4"><text:span text:style-name="T8">XSB fájl és mező állapotai</text:span></text:p>
      <text:p text:style-name="P10"><text:span text:style-name="T8">Az XSB fájl egy </text:span><text:span text:style-name="T14">olyan</text:span><text:span text:style-name="T8"> fájlformátum, </text:span><text:span text:style-name="T14">amely</text:span><text:span text:style-name="T8"> sokoban szintek tárolásá</text:span><text:span text:style-name="T14">t teszi lehetővé</text:span><text:span text:style-name="T8">. Egy ilyen fájlban a mezőket különböző szöveges karakterek jelentik. Ezek megtalálhatóak </text:span><text:a xlink:type="simple" xlink:href="http://sokosolve.sourceforge.net/FileFormatXSB.html" text:style-name="Internet_20_link" text:visited-style-name="Visited_20_Internet_20_Link"><text:span text:style-name="T13">ezen</text:span></text:a><text:span text:style-name="T13"> a weboldalon.</text:span></text:p>
      <text:p text:style-name="P11"><text:span text:style-name="T13">A </text:span><text:span text:style-name="T8">program a fájl megnyitása után az egészet átnézi, és ha hibát talál benne, azt jelzi a felhasználónak. A fájlban kétféle hiba lehet: szintaktikai és játékmeneti. Szintaktikai hiba esetén a fájl tartalma nem felel meg a specifikációnak. Játékmeneti hiba esetén van lehetőség ezt a szintszerkesztővel korrigálni (pl.: 2 játékos, több hely mint láda stb.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8T10:28:37.652498037</meta:creation-date>
    <dc:date>2021-10-28T16:54:25.125043341</dc:date>
    <meta:editing-duration>PT36M39S</meta:editing-duration>
    <meta:editing-cycles>9</meta:editing-cycles>
    <meta:generator>LibreOffice/7.2.2.2$Linux_X86_64 LibreOffice_project/20$Build-2</meta:generator>
    <meta:document-statistic meta:table-count="0" meta:image-count="0" meta:object-count="0" meta:page-count="1" meta:paragraph-count="15" meta:word-count="510" meta:character-count="3465" meta:non-whitespace-character-count="2970"/>
  </office:meta>
</office:document-meta>
</file>